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6FAA9AF5.png" manifest:media-type="image/png"/>
  <manifest:file-entry manifest:full-path="Pictures/10000001000002000000020080DF4C81.png" manifest:media-type="image/png"/>
  <manifest:file-entry manifest:full-path="Pictures/100000000000016800000168A648F86F.jpg" manifest:media-type="image/jpeg"/>
  <manifest:file-entry manifest:full-path="Pictures/10000001000004B000000413E25C7F79.png" manifest:media-type="image/png"/>
  <manifest:file-entry manifest:full-path="Pictures/10000000000004B000000258AE4DAD12.jpg" manifest:media-type="image/jpeg"/>
  <manifest:file-entry manifest:full-path="Pictures/1000000100000200000002005D5E288D.png" manifest:media-type="image/png"/>
  <manifest:file-entry manifest:full-path="Pictures/100000000000055000000370E41F2E05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3.665cm, 12.904cm, 5.054cm, 12.692cm)" style:mirror="none" loext:decorative="false"/>
    </style:style>
    <style:style style:name="gr2" style:family="graphic" style:parent-style-name="Graphics">
      <style:graphic-properties draw:stroke="none" draw:fill="none" fo:clip="rect(4.374cm, 0cm, 4.739cm, 0cm)" style:mirror="none" loext:decorative="false"/>
    </style:style>
    <style:style style:name="gr3" style:family="graphic" style:parent-style-name="Graphics">
      <style:graphic-properties draw:stroke="none" draw:fill="none" fo:clip="rect(0cm, 0cm, 0cm, 0cm)" style:mirror="none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4.889cm" fo:padding-top="0.127cm" fo:padding-bottom="0.127cm" fo:padding-left="0.254cm" fo:padding-right="0.254cm" fo:wrap-option="no-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04cm" fo:padding-top="0.127cm" fo:padding-bottom="0.127cm" fo:padding-left="0.254cm" fo:padding-right="0.254cm" fo:wrap-option="no-wrap" loext:decorative="false"/>
      <style:paragraph-properties style:writing-mode="lr-tb"/>
    </style:style>
    <style:style style:name="gr6" style:family="graphic" style:parent-style-name="Graphics">
      <style:graphic-properties draw:stroke="none" draw:fill="none" fo:clip="rect(1.047cm, 0.41cm, 1.109cm, 0.389cm)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5.445cm" fo:padding-top="0.127cm" fo:padding-bottom="0.127cm" fo:padding-left="0.254cm" fo:padding-right="0.254cm" fo:wrap-option="no-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2.419cm" fo:padding-top="0.127cm" fo:padding-bottom="0.127cm" fo:padding-left="0.254cm" fo:padding-right="0.254cm" fo:wrap-option="no-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717cm" fo:padding-top="0.127cm" fo:padding-bottom="0.127cm" fo:padding-left="0.254cm" fo:padding-right="0.254cm" fo:wrap-option="no-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2.507cm" fo:padding-top="0.127cm" fo:padding-bottom="0.127cm" fo:padding-left="0.254cm" fo:padding-right="0.254cm" fo:wrap-option="no-wrap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top" draw:auto-grow-height="true" draw:auto-grow-width="true" fo:min-height="0.772cm" fo:min-width="3.088cm" fo:padding-top="0.127cm" fo:padding-bottom="0.127cm" fo:padding-left="0.254cm" fo:padding-right="0.254cm" fo:wrap-option="no-wrap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true" fo:min-height="0.772cm" fo:min-width="2.718cm" fo:padding-top="0.127cm" fo:padding-bottom="0.127cm" fo:padding-left="0.254cm" fo:padding-right="0.254cm" fo:wrap-option="no-wrap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119cm" fo:padding-top="0.127cm" fo:padding-bottom="0.127cm" fo:padding-left="0.254cm" fo:padding-right="0.254cm" fo:wrap-option="no-wrap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true" draw:auto-grow-width="true" fo:min-height="0.772cm" fo:min-width="2.053cm" fo:padding-top="0.127cm" fo:padding-bottom="0.127cm" fo:padding-left="0.254cm" fo:padding-right="0.254cm" fo:wrap-option="no-wrap" loext:decorative="false"/>
      <style:paragraph-properties style:writing-mode="lr-tb"/>
    </style:style>
    <style:style style:name="gr15" style:family="graphic">
      <style:graphic-properties style:protect="size" loext:decorative="false"/>
    </style:style>
    <style:style style:name="gr1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svg:stroke-color="#ff0000" draw:fill-color="#ff0000" draw:textarea-horizontal-align="justify" draw:textarea-vertical-align="middle" draw:auto-grow-height="false" fo:min-height="0.812cm" fo:min-width="0.562cm" loext:decorative="false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0.812cm" fo:min-width="0.562cm" draw:shadow="hidden" draw:shadow-offset-x="0.106cm" draw:shadow-offset-y="0.106cm" loext:decorative="false"/>
    </style:style>
    <style:style style:name="gr19" style:family="graphic" style:parent-style-name="standard">
      <style:graphic-properties svg:stroke-color="#000000" draw:fill-color="#ff8000" draw:textarea-horizontal-align="justify" draw:textarea-vertical-align="middle" draw:auto-grow-height="false" fo:min-height="0.812cm" fo:min-width="0.562cm" draw:shadow="hidden" draw:shadow-offset-x="0.106cm" draw:shadow-offset-y="0.106cm" loext:decorative="false"/>
    </style:style>
    <style:style style:name="gr20" style:family="graphic" style:parent-style-name="standard">
      <style:graphic-properties svg:stroke-color="#000000" draw:fill-color="#ff0000" draw:textarea-horizontal-align="justify" draw:textarea-vertical-align="middle" draw:auto-grow-height="false" fo:min-height="0.812cm" fo:min-width="0.562cm" draw:shadow="hidden" draw:shadow-offset-x="0.106cm" draw:shadow-offset-y="0.106cm" loext:decorative="false"/>
    </style:style>
    <style:style style:name="gr21" style:family="graphic" style:parent-style-name="standard">
      <style:graphic-properties svg:stroke-color="#000000" draw:fill-color="#00a933" draw:textarea-horizontal-align="justify" draw:textarea-vertical-align="middle" draw:auto-grow-height="false" fo:min-height="0.812cm" fo:min-width="0.562cm" draw:shadow="hidden" draw:shadow-offset-x="0.106cm" draw:shadow-offset-y="0.106cm" loext:decorative="false"/>
    </style:style>
    <style:style style:name="gr22" style:family="graphic" style:parent-style-name="standard">
      <style:graphic-properties svg:stroke-color="#000000" draw:fill-color="#2a6099" draw:textarea-horizontal-align="justify" draw:textarea-vertical-align="middle" draw:auto-grow-height="false" fo:min-height="0.812cm" fo:min-width="0.562cm" draw:shadow="hidden" draw:shadow-offset-x="0.106cm" draw:shadow-offset-y="0.106cm" loext:decorative="false"/>
    </style:style>
    <style:style style:name="gr23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pr1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style:paragraph-properties fo:margin-top="0.42cm" fo:margin-bottom="0.35cm"/>
      <style:text-properties fo:font-size="22pt" fo:font-weight="bold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Picture 2" draw:style-name="gr1" draw:text-style-name="P1" draw:layer="layout" svg:width="3.174cm" svg:height="3.166cm" svg:x="13.287cm" svg:y="10.968cm">
          <draw:image xlink:href="Pictures/100000000000055000000370E41F2E05.jpg" xlink:type="simple" xlink:show="embed" xlink:actuate="onLoad" draw:mime-type="image/jpeg">
            <text:p/>
          </draw:image>
          <svg:desc>Django vs Flask vs FastAPI for Software Founders</svg:desc>
        </draw:frame>
        <draw:frame draw:name="Picture 4" draw:style-name="gr2" draw:text-style-name="P1" draw:layer="layout" svg:width="6.256cm" svg:height="1.781cm" svg:x="11.123cm" svg:y="4.822cm">
          <draw:image xlink:href="Pictures/10000000000004B000000258AE4DAD12.jpg" xlink:type="simple" xlink:show="embed" xlink:actuate="onLoad" draw:mime-type="image/jpeg">
            <text:p/>
          </draw:image>
          <svg:desc>Reasons to Choose PyTorch for Deep Learning | by Claire D. Costa | Towards  Data Science</svg:desc>
        </draw:frame>
        <draw:frame draw:name="Picture 6" draw:style-name="gr3" draw:text-style-name="P1" draw:layer="layout" svg:width="3.058cm" svg:height="2.658cm" svg:x="5.911cm" svg:y="11.476cm">
          <draw:image xlink:href="Pictures/10000001000004B000000413E25C7F79.png" xlink:type="simple" xlink:show="embed" xlink:actuate="onLoad" draw:mime-type="image/png">
            <text:p/>
          </draw:image>
          <svg:desc>React — Wikipédia</svg:desc>
        </draw:frame>
        <draw:frame draw:name="Picture 10" draw:style-name="gr3" draw:text-style-name="P1" draw:layer="layout" svg:width="2.468cm" svg:height="2.468cm" svg:x="13.627cm" svg:y="2.24cm">
          <draw:image xlink:href="Pictures/1000000100000200000002005D5E288D.png" xlink:type="simple" xlink:show="embed" xlink:actuate="onLoad" draw:mime-type="image/png">
            <text:p/>
          </draw:image>
          <svg:desc>Neural network Generic Glyph icon</svg:desc>
        </draw:frame>
        <draw:frame draw:name="TextBox 6" draw:style-name="gr4" draw:text-style-name="P3" draw:layer="layout" svg:width="5.397cm" svg:height="1.026cm" svg:x="11.971cm" svg:y="1.129cm">
          <draw:text-box>
            <text:p text:style-name="P2"><text:span text:style-name="T1">Pre-Trained model</text:span></text:p>
          </draw:text-box>
        </draw:frame>
        <draw:frame draw:name="TextBox 7" draw:style-name="gr5" draw:text-style-name="P3" draw:layer="layout" svg:width="1.412cm" svg:height="1.026cm" svg:x="14.168cm" svg:y="14.381cm">
          <draw:text-box>
            <text:p text:style-name="P2"><text:span text:style-name="T1">API</text:span></text:p>
          </draw:text-box>
        </draw:frame>
        <draw:frame draw:name="Picture 8" draw:style-name="gr6" draw:text-style-name="P1" draw:layer="layout" svg:width="3.712cm" svg:height="1.472cm" draw:transform="rotate (1.5707963267949) translate (13.178cm 10.647cm)">
          <draw:image xlink:href="Pictures/100000000000016800000168A648F86F.jpg" xlink:type="simple" xlink:show="embed" xlink:actuate="onLoad" draw:mime-type="image/jpeg">
            <text:p/>
          </draw:image>
          <svg:desc>Clip Art Arrow Images – Browse 101,601 Stock Photos, Vectors, and Video |  Adobe Stock</svg:desc>
        </draw:frame>
        <draw:frame draw:name="Picture 9" draw:style-name="gr6" draw:text-style-name="P1" draw:layer="layout" svg:width="3.712cm" svg:height="1.472cm" draw:transform="rotate (-1.5707963267949) translate (16.371cm 6.849cm)">
          <draw:image xlink:href="Pictures/100000000000016800000168A648F86F.jpg" xlink:type="simple" xlink:show="embed" xlink:actuate="onLoad" draw:mime-type="image/jpeg">
            <text:p/>
          </draw:image>
          <svg:desc>Clip Art Arrow Images – Browse 101,601 Stock Photos, Vectors, and Video |  Adobe Stock</svg:desc>
        </draw:frame>
        <draw:frame draw:name="TextBox 10" draw:style-name="gr7" draw:text-style-name="P3" draw:layer="layout" svg:width="5.953cm" svg:height="1.026cm" svg:x="8.097cm" svg:y="10.526cm">
          <draw:text-box>
            <text:p text:style-name="P2"><text:span text:style-name="T1">Image from webcam</text:span></text:p>
          </draw:text-box>
        </draw:frame>
        <draw:frame draw:name="Picture 12" draw:style-name="gr3" draw:text-style-name="P1" draw:layer="layout" svg:width="3.179cm" svg:height="3.179cm" svg:x="4.961cm" svg:y="2.721cm">
          <draw:image xlink:href="Pictures/10000001000002000000020080DF4C81.png" xlink:type="simple" xlink:show="embed" xlink:actuate="onLoad" draw:mime-type="image/png">
            <text:p/>
          </draw:image>
        </draw:frame>
        <draw:frame draw:name="Picture 14" draw:style-name="gr3" draw:text-style-name="P1" draw:layer="layout" svg:width="1.575cm" svg:height="1.575cm" svg:x="7.643cm" svg:y="4.191cm">
          <draw:image xlink:href="Pictures/1000000100000200000002006FAA9AF5.png" xlink:type="simple" xlink:show="embed" xlink:actuate="onLoad" draw:mime-type="image/png">
            <text:p/>
          </draw:image>
          <svg:desc>Webcam - Free communications icons</svg:desc>
        </draw:frame>
        <draw:frame draw:name="Picture 12" draw:style-name="gr6" draw:text-style-name="P1" draw:layer="layout" svg:width="3.712cm" svg:height="1.472cm" svg:x="9.218cm" svg:y="11.333cm">
          <draw:image xlink:href="Pictures/100000000000016800000168A648F86F.jpg" xlink:type="simple" xlink:show="embed" xlink:actuate="onLoad" draw:mime-type="image/jpeg">
            <text:p/>
          </draw:image>
          <svg:desc>Clip Art Arrow Images – Browse 101,601 Stock Photos, Vectors, and Video |  Adobe Stock</svg:desc>
        </draw:frame>
        <draw:frame draw:name="Picture 13" draw:style-name="gr6" draw:text-style-name="P1" draw:layer="layout" svg:width="3.712cm" svg:height="1.472cm" draw:transform="rotate (-3.14159265358979) translate (12.875cm 14.134cm)">
          <draw:image xlink:href="Pictures/100000000000016800000168A648F86F.jpg" xlink:type="simple" xlink:show="embed" xlink:actuate="onLoad" draw:mime-type="image/jpeg">
            <text:p/>
          </draw:image>
          <svg:desc>Clip Art Arrow Images – Browse 101,601 Stock Photos, Vectors, and Video |  Adobe Stock</svg:desc>
        </draw:frame>
        <draw:frame draw:name="TextBox 14" draw:style-name="gr8" draw:text-style-name="P3" draw:layer="layout" svg:width="2.927cm" svg:height="1.026cm" svg:x="5.759cm" svg:y="14.346cm">
          <draw:text-box>
            <text:p text:style-name="P2"><text:span text:style-name="T1">Frontend</text:span></text:p>
          </draw:text-box>
        </draw:frame>
        <draw:frame draw:name="Picture 15" draw:style-name="gr6" draw:text-style-name="P1" draw:layer="layout" svg:width="3.712cm" svg:height="1.472cm" draw:transform="rotate (-1.5707963267949) translate (7.546cm 6.738cm)">
          <draw:image xlink:href="Pictures/100000000000016800000168A648F86F.jpg" xlink:type="simple" xlink:show="embed" xlink:actuate="onLoad" draw:mime-type="image/jpeg">
            <text:p/>
          </draw:image>
          <svg:desc>Clip Art Arrow Images – Browse 101,601 Stock Photos, Vectors, and Video |  Adobe Stock</svg:desc>
        </draw:frame>
        <draw:frame draw:name="Picture 16" draw:style-name="gr6" draw:text-style-name="P1" draw:layer="layout" svg:width="3.712cm" svg:height="1.472cm" draw:transform="rotate (1.5707963267949) translate (7.123cm 10.468cm)">
          <draw:image xlink:href="Pictures/100000000000016800000168A648F86F.jpg" xlink:type="simple" xlink:show="embed" xlink:actuate="onLoad" draw:mime-type="image/jpeg">
            <text:p/>
          </draw:image>
          <svg:desc>Clip Art Arrow Images – Browse 101,601 Stock Photos, Vectors, and Video |  Adobe Stock</svg:desc>
        </draw:frame>
        <draw:frame draw:name="TextBox 17" draw:style-name="gr9" draw:text-style-name="P3" draw:layer="layout" svg:width="3.225cm" svg:height="1.795cm" svg:x="5.37cm" svg:y="0.926cm">
          <draw:text-box>
            <text:p text:style-name="P4"><text:span text:style-name="T1">User with </text:span></text:p>
            <text:p text:style-name="P4"><text:span text:style-name="T1">webcam</text:span></text:p>
          </draw:text-box>
        </draw:frame>
        <draw:frame draw:name="TextBox 18" draw:style-name="gr10" draw:text-style-name="P3" draw:layer="layout" svg:width="3.015cm" svg:height="1.795cm" svg:x="3.324cm" svg:y="7.696cm">
          <draw:text-box>
            <text:p text:style-name="P4"><text:span text:style-name="T1">Captures </text:span></text:p>
            <text:p text:style-name="P4"><text:span text:style-name="T1">photo</text:span></text:p>
          </draw:text-box>
        </draw:frame>
        <draw:frame draw:name="TextBox 19" draw:style-name="gr11" draw:text-style-name="P3" draw:layer="layout" svg:width="3.596cm" svg:height="1.026cm" svg:x="10.381cm" svg:y="9.106cm">
          <draw:text-box>
            <text:p text:style-name="P4"><text:span text:style-name="T1">Screenshot </text:span></text:p>
          </draw:text-box>
        </draw:frame>
        <draw:frame draw:name="TextBox 20" draw:style-name="gr12" draw:text-style-name="P3" draw:layer="layout" svg:width="3.226cm" svg:height="1.026cm" svg:x="15.794cm" svg:y="7.194cm">
          <draw:text-box>
            <text:p text:style-name="P4"><text:span text:style-name="T1">Prediction</text:span></text:p>
          </draw:text-box>
        </draw:frame>
        <draw:frame draw:name="TextBox 21" draw:style-name="gr13" draw:text-style-name="P3" draw:layer="layout" svg:width="3.627cm" svg:height="1.795cm" svg:x="9.541cm" svg:y="14.018cm">
          <draw:text-box>
            <text:p text:style-name="P4"><text:span text:style-name="T1">Predictions </text:span></text:p>
            <text:p text:style-name="P4"><text:span text:style-name="T1">results</text:span></text:p>
          </draw:text-box>
        </draw:frame>
        <draw:frame draw:name="TextBox 22" draw:style-name="gr14" draw:text-style-name="P3" draw:layer="layout" svg:width="2.561cm" svg:height="1.026cm" svg:x="8.177cm" svg:y="7.651cm">
          <draw:text-box>
            <text:p text:style-name="P4"><text:span text:style-name="T1">Results 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line draw:style-name="gr16" draw:text-style-name="P6" draw:layer="layout" svg:x1="23.5cm" svg:y1="7.5cm" svg:x2="22.5cm" svg:y2="13.5cm">
          <text:p/>
        </draw:line>
        <draw:line draw:style-name="gr16" draw:text-style-name="P6" draw:layer="layout" svg:x1="19.5cm" svg:y1="11.5cm" svg:x2="19cm" svg:y2="8.5cm">
          <text:p/>
        </draw:line>
        <draw:line draw:style-name="gr16" draw:text-style-name="P6" draw:layer="layout" svg:x1="19.5cm" svg:y1="11.5cm" svg:x2="17.5cm" svg:y2="10.5cm">
          <text:p/>
        </draw:line>
        <draw:line draw:style-name="gr16" draw:text-style-name="P6" draw:layer="layout" svg:x1="16cm" svg:y1="9.5cm" svg:x2="19cm" svg:y2="8.5cm">
          <text:p/>
        </draw:line>
        <draw:line draw:style-name="gr16" draw:text-style-name="P6" draw:layer="layout" svg:x1="16cm" svg:y1="9.5cm" svg:x2="14cm" svg:y2="11cm">
          <text:p/>
        </draw:line>
        <draw:line draw:style-name="gr16" draw:text-style-name="P6" draw:layer="layout" svg:x1="9cm" svg:y1="6.5cm" svg:x2="8cm" svg:y2="9.5cm">
          <text:p/>
        </draw:line>
        <draw:line draw:style-name="gr16" draw:text-style-name="P6" draw:layer="layout" svg:x1="12.5cm" svg:y1="14cm" svg:x2="15.5cm" svg:y2="12.5cm">
          <text:p/>
        </draw:line>
        <draw:line draw:style-name="gr16" draw:text-style-name="P6" draw:layer="layout" svg:x1="12.5cm" svg:y1="14cm" svg:x2="13.5cm" svg:y2="11cm">
          <text:p/>
        </draw:line>
        <draw:line draw:style-name="gr16" draw:text-style-name="P6" draw:layer="layout" svg:x1="12.5cm" svg:y1="14cm" svg:x2="19.5cm" svg:y2="15.5cm">
          <text:p/>
        </draw:line>
        <draw:line draw:style-name="gr16" draw:text-style-name="P6" draw:layer="layout" svg:x1="12.5cm" svg:y1="14cm" svg:x2="22.5cm" svg:y2="13.5cm">
          <text:p/>
        </draw:line>
        <draw:line draw:style-name="gr16" draw:text-style-name="P6" draw:layer="layout" svg:x1="13.5cm" svg:y1="9cm" svg:x2="11cm" svg:y2="11cm">
          <text:p/>
        </draw:line>
        <draw:line draw:style-name="gr16" draw:text-style-name="P6" draw:layer="layout" svg:x1="12cm" svg:y1="13.5cm" svg:x2="11cm" svg:y2="11cm">
          <text:p/>
        </draw:line>
        <draw:line draw:style-name="gr16" draw:text-style-name="P6" draw:layer="layout" svg:x1="13.5cm" svg:y1="11cm" svg:x2="11cm" svg:y2="11cm">
          <text:p/>
        </draw:line>
        <draw:line draw:style-name="gr16" draw:text-style-name="P6" draw:layer="layout" svg:x1="12cm" svg:y1="8.5cm" svg:x2="15.5cm" svg:y2="6.5cm">
          <text:p/>
        </draw:line>
        <draw:line draw:style-name="gr16" draw:text-style-name="P6" draw:layer="layout" svg:x1="12cm" svg:y1="8.5cm" svg:x2="11cm" svg:y2="11cm">
          <text:p/>
        </draw:line>
        <draw:line draw:style-name="gr16" draw:text-style-name="P6" draw:layer="layout" svg:x1="13.5cm" svg:y1="11cm" svg:x2="15.5cm" svg:y2="12.5cm">
          <text:p/>
        </draw:line>
        <draw:line draw:style-name="gr16" draw:text-style-name="P6" draw:layer="layout" svg:x1="13.5cm" svg:y1="9cm" svg:x2="15.5cm" svg:y2="6.5cm">
          <text:p/>
        </draw:line>
        <draw:line draw:style-name="gr16" draw:text-style-name="P6" draw:layer="layout" svg:x1="16cm" svg:y1="9.5cm" svg:x2="15.5cm" svg:y2="6.5cm">
          <text:p/>
        </draw:line>
        <draw:line draw:style-name="gr16" draw:text-style-name="P6" draw:layer="layout" svg:x1="16cm" svg:y1="9.5cm" svg:x2="17.5cm" svg:y2="10.5cm">
          <text:p/>
        </draw:line>
        <draw:line draw:style-name="gr16" draw:text-style-name="P6" draw:layer="layout" svg:x1="16cm" svg:y1="9.5cm" svg:x2="19.5cm" svg:y2="6.5cm">
          <text:p/>
        </draw:line>
        <draw:line draw:style-name="gr16" draw:text-style-name="P6" draw:layer="layout" svg:x1="23cm" svg:y1="8cm" svg:x2="19cm" svg:y2="8.5cm">
          <text:p/>
        </draw:line>
        <draw:line draw:style-name="gr16" draw:text-style-name="P6" draw:layer="layout" svg:x1="19.5cm" svg:y1="11.5cm" svg:x2="22.5cm" svg:y2="13.5cm">
          <text:p/>
        </draw:line>
        <draw:line draw:style-name="gr16" draw:text-style-name="P6" draw:layer="layout" svg:x1="13.5cm" svg:y1="9cm" svg:x2="15.5cm" svg:y2="9cm">
          <text:p/>
        </draw:line>
        <draw:line draw:style-name="gr16" draw:text-style-name="P6" draw:layer="layout" svg:x1="16cm" svg:y1="13cm" svg:x2="17.5cm" svg:y2="10.5cm">
          <text:p/>
        </draw:line>
        <draw:line draw:style-name="gr16" draw:text-style-name="P6" draw:layer="layout" svg:x1="15.5cm" svg:y1="7cm" svg:x2="19.5cm" svg:y2="6.5cm">
          <text:p/>
        </draw:line>
        <draw:line draw:style-name="gr16" draw:text-style-name="P6" draw:layer="layout" svg:x1="9cm" svg:y1="6.5cm" svg:x2="11.5cm" svg:y2="8.5cm">
          <text:p/>
        </draw:line>
        <draw:line draw:style-name="gr16" draw:text-style-name="P6" draw:layer="layout" svg:x1="9cm" svg:y1="6.5cm" svg:x2="16cm" svg:y2="5cm">
          <text:p/>
        </draw:line>
        <draw:line draw:style-name="gr16" draw:text-style-name="P6" draw:layer="layout" svg:x1="9cm" svg:y1="6.5cm" svg:x2="15.5cm" svg:y2="6.5cm">
          <text:p/>
        </draw:line>
        <draw:line draw:style-name="gr16" draw:text-style-name="P6" draw:layer="layout" svg:x1="23cm" svg:y1="7.5cm" svg:x2="20cm" svg:y2="6.5cm">
          <text:p/>
        </draw:line>
        <draw:line draw:style-name="gr16" draw:text-style-name="P6" draw:layer="layout" svg:x1="11.5cm" svg:y1="9cm" svg:x2="8cm" svg:y2="9.5cm">
          <text:p/>
        </draw:line>
        <draw:line draw:style-name="gr16" draw:text-style-name="P6" draw:layer="layout" svg:x1="13.5cm" svg:y1="9cm" svg:x2="12cm" svg:y2="9cm">
          <text:p/>
        </draw:line>
        <draw:line draw:style-name="gr16" draw:text-style-name="P6" draw:layer="layout" svg:x1="16cm" svg:y1="5cm" svg:x2="19.5cm" svg:y2="6.5cm">
          <text:p/>
        </draw:line>
        <draw:custom-shape draw:style-name="gr17" draw:text-style-name="P7" draw:layer="layout" svg:width="1.5cm" svg:height="1.5cm" svg:x="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5cm" svg:height="1.5cm" svg:x="1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1.5cm" svg:height="1.5cm" svg:x="1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5cm" svg:height="1.5cm" svg:x="7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5cm" svg:height="1.5cm" svg:x="8.0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1.5cm" svg:height="1.5cm" svg:x="1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5cm" svg:height="1.5cm" svg:x="18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5cm" svg:height="1.5cm" svg:x="1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5cm" svg:height="1.5cm" svg:x="1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5cm" svg:height="1.5cm" svg:x="15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5cm" svg:height="1.5cm" svg:x="11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5cm" svg:height="1.5cm" svg:x="10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5cm" svg:height="1.5cm" svg:x="22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1.5cm" svg:height="1.5cm" svg:x="1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1.5cm" svg:height="1.5cm" svg:x="22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.5cm" svg:height="1.5cm" svg:x="1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1.5cm" svg:height="1.5cm" svg:x="15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5cm" svg:height="1.5cm" svg:x="13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5cm" svg:height="1.5cm" svg:x="1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9.5cm" svg:height="1.5cm" svg:x="11.5cm" svg:y="1cm">
          <draw:text-box>
            <text:p text:style-name="P12">Betweenness centrality</text:p>
          </draw:text-box>
        </draw:frame>
        <presentation:notes draw:style-name="dp3">
          <draw:page-thumbnail draw:style-name="gr1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Master1-Office-Them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4-02-15">15/02/2024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2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title>PowerPoint Presentation</dc:title>
    <meta:initial-creator>Paulo Pimenta</meta:initial-creator>
    <meta:creation-date>2023-10-17T12:36:12Z</meta:creation-date>
    <dc:date>2024-02-15T22:02:19.059497834</dc:date>
    <meta:editing-cycles>2</meta:editing-cycles>
    <meta:editing-duration>PT9H54M23S</meta:editing-duration>
    <meta:document-statistic meta:object-count="224"/>
    <meta:user-defined meta:name="MSIP_Label_e463cba9-5f6c-478d-9329-7b2295e4e8ed_ActionId">f5c281ac-9022-41a7-a75c-5fe55a05da8b</meta:user-defined>
    <meta:user-defined meta:name="MSIP_Label_e463cba9-5f6c-478d-9329-7b2295e4e8ed_ContentBits">0</meta:user-defined>
    <meta:user-defined meta:name="MSIP_Label_e463cba9-5f6c-478d-9329-7b2295e4e8ed_Enabled">true</meta:user-defined>
    <meta:user-defined meta:name="MSIP_Label_e463cba9-5f6c-478d-9329-7b2295e4e8ed_Method">Standard</meta:user-defined>
    <meta:user-defined meta:name="MSIP_Label_e463cba9-5f6c-478d-9329-7b2295e4e8ed_Name" meta:value-type="string">All Employees_2</meta:user-defined>
    <meta:user-defined meta:name="MSIP_Label_e463cba9-5f6c-478d-9329-7b2295e4e8ed_SetDate" meta:value-type="string">2023-10-17T14:00:54Z</meta:user-defined>
    <meta:user-defined meta:name="MSIP_Label_e463cba9-5f6c-478d-9329-7b2295e4e8ed_SiteId" meta:value-type="string">33440fc6-b7c7-412c-bb73-0e70b0198d5a</meta:user-defined>
  </office:meta>
</office:document-meta>
</file>